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, Arial, sans-serif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f0f0f" loext:opacity="100%" style:font-name="Roboto" fo:font-size="7.94999980926514pt" fo:letter-spacing="normal" fo:font-style="normal" fo:font-weight="normal" officeooo:rsid="00140fe0" officeooo:paragraph-rsid="00140fe0" style:font-weight-asian="normal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f0f0f" loext:opacity="100%" style:font-name="Arial" fo:font-size="14pt" fo:letter-spacing="normal" fo:font-style="normal" fo:font-weight="normal" officeooo:paragraph-rsid="00140fe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f0f0f" loext:opacity="100%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f0f0f" loext:opacity="100%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f0f0f" loext:opacity="100%" style:font-name="Arial" fo:font-size="14pt" fo:letter-spacing="normal" fo:font-style="normal" fo:font-weight="normal" officeooo:rsid="0014b08a" officeooo:paragraph-rsid="0014b08a" style:font-size-asian="14pt" style:font-weight-asian="normal" style:font-size-complex="14pt" style:font-weight-complex="normal"/>
    </style:style>
    <style:style style:name="P7" style:family="paragraph" style:parent-style-name="Standard" style:list-style-name="L1"/>
    <style:style style:name="P8" style:family="paragraph" style:parent-style-name="Standard">
      <style:paragraph-properties fo:margin-top="0cm" fo:margin-bottom="0.351cm" style:contextual-spacing="false" fo:line-height="115%"/>
      <style:text-properties style:font-name="Arial" fo:font-size="11pt" officeooo:paragraph-rsid="0014b08a" style:font-size-asian="11pt" style:font-size-complex="11pt"/>
    </style:style>
    <style:style style:name="T1" style:family="text">
      <style:text-properties fo:font-variant="normal" fo:text-transform="none" fo:color="#0f0f0f" loext:opacity="100%" fo:letter-spacing="normal" fo:font-style="normal"/>
    </style:style>
    <style:style style:name="T2" style:family="text">
      <style:text-properties fo:font-variant="normal" fo:text-transform="none" fo:color="#0f0f0f" loext:opacity="100%" fo:letter-spacing="normal" fo:font-style="norm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0fe0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officeooo:rsid="0014b08a"/>
    </style:style>
    <style:style style:name="T7" style:family="text">
      <style:text-properties style:use-window-font-color="true" loext:opacity="0%" fo:letter-spacing="normal" style:text-underline-style="solid" style:text-underline-width="auto" style:text-underline-color="font-color" fo:font-weight="bold" style:letter-kerning="false" style:font-weight-asian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Transcription de la vidéo : </text:span><text:a xlink:type="simple" xlink:href="https://www.youtube.com/watch?v=X9Y1d_W22nM" text:style-name="Internet_20_link" text:visited-style-name="Visited_20_Internet_20_Link"><text:span text:style-name="T5">https://www.youtube.com/watch?v=X9Y1d_W22nM</text:span></text:a></text:p>
      <text:p text:style-name="P2"/>
      <text:p text:style-name="P3">What is the <text:span text:style-name="T3">ecological impact</text:span> of wind turbines?</text:p>
      <text:p text:style-name="P3">Wind <text:span text:style-name="T3">energy</text:span> is a relatively clean alternative for <text:span text:style-name="T3">fossil</text:span> fuels as they do not emit <text:span text:style-name="T3">greenhouse</text:span> gasses during operation.</text:p>
      <text:p text:style-name="P3">But they do affect nature in other ways too.</text:p>
      <text:p text:style-name="P3">Wind <text:span text:style-name="T3">farms</text:span> affect the <text:span text:style-name="T3">natural</text:span> migration routes of birds and bats.</text:p>
      <text:p text:style-name="P3">And the <text:span text:style-name="T3">rotating</text:span> blades form a deadly hazard for birds.</text:p>
      <text:p text:style-name="P4"><text:span text:style-name="T1">Then again, it’s proven that wind </text:span><text:span text:style-name="T2">turbines</text:span><text:span text:style-name="T1"> form a significantly smaller threat compared to cats.</text:span></text:p>
      <text:p text:style-name="P3">Sea life flourishes, due to the absence of fishery near wind farms <text:span text:style-name="T4">a</text:span>nd the <text:span text:style-name="T3">artificial</text:span> reefs created by the foundation of the structures can even lead to an increase in <text:span text:style-name="T3">species</text:span> diversity.</text:p>
      <text:p text:style-name="P3">Still, the construction of <text:span text:style-name="T3">offshore</text:span> wind farms <text:span text:style-name="T3">generates</text:span> noise that poses a potential threat to <text:span text:style-name="T3">fish</text:span> and marine mammals like seals and whales.</text:p>
      <text:p text:style-name="P3"><text:span text:style-name="T3">Environmental</text:span> organizations stress the importance of proper research, careful site selection, and noise <text:span text:style-name="T3">mitigation</text:span> during installation.</text:p>
      <text:p text:style-name="P3">But they also see the potential of concepts for wind farm <text:span text:style-name="T3">multi-use</text:span>.</text:p>
      <text:p text:style-name="P3">Like <text:span text:style-name="T3">producing</text:span> seaweed or mussels for human <text:span text:style-name="T3">consumption</text:span>.</text:p>
      <text:p text:style-name="P3"/>
      <text:p text:style-name="P3"/>
      <text:p text:style-name="P6">Translation :</text:p>
      <text:p text:style-name="P6">Quel est l'impact écologique des éoliennes ?</text:p>
      <text:p text:style-name="P6">L'énergie éolienne est une alternative relativement propre aux combustibles fossiles, car elle n'émet pas de gaz à effet de serre pendant son fonctionnement.</text:p>
      <text:p text:style-name="P6">Mais elles ont aussi d'autres effets sur la nature.</text:p>
      <text:p text:style-name="P6">Les parcs éoliens perturbent les voies de migration naturelles des oiseaux et des chauves-souris.</text:p>
      <text:p text:style-name="P6">Et les pales en rotation constituent un danger mortel pour les oiseaux.</text:p>
      <text:p text:style-name="P6">Toutefois, il est prouvé que les éoliennes représentent une menace bien moindre que les chats.</text:p>
      <text:p text:style-name="P6">La vie marine s'épanouit, en raison de l'absence de pêche à proximité des parcs éoliens, et les récifs artificiels créés par les fondations des structures peuvent même entraîner une augmentation de la diversité des espèces.</text:p>
      <text:p text:style-name="P6">Cependant, la construction de parcs éoliens en mer génère un bruit qui constitue une menace potentielle pour les poissons et les mammifères marins tels que les phoques et les baleines.</text:p>
      <text:p text:style-name="P6">Les organisations environnementales soulignent l'importance d'une recherche appropriée, d'une sélection minutieuse des sites et d'une atténuation du bruit pendant l'installation.</text:p>
      <text:p text:style-name="P6">Mais elles voient aussi le potentiel des concepts d'utilisation multiple des parcs éoliens.</text:p>
      <text:p text:style-name="P6">Comme la production d'algues ou de moules pour la consommation humaine.</text:p>
      <text:p text:style-name="P6"/>
      <text:p text:style-name="P8"><text:soft-page-break/><text:span text:style-name="T7">III-Say if the following statements are true or false and always justify:</text:span></text:p>
      <text:p text:style-name="Standard">Wind turbines do not emit greenhouse gases during operation.</text:p>
      <text:p text:style-name="Standard">Answer: True</text:p>
      <text:p text:style-name="Standard">Wind turbines have no impact on the migration of birds and bats.</text:p>
      <text:p text:style-name="Standard">Answer: False</text:p>
      <text:p text:style-name="Standard">Marine life thrives near wind farms due to the absence of fishing.</text:p>
      <text:p text:style-name="Standard">Answer: True</text:p>
      <text:p text:style-name="Standard">Artificial reefs created by wind turbine foundations can reduce species diversity.</text:p>
      <text:p text:style-name="Standard">Answer: False</text:p>
      <text:p text:style-name="Standard">Environmental organizations consider research and site selection unimportant for wind farms.</text:p>
      <text:p text:style-name="Standard">Answer: False</text:p>
      <text:p text:style-name="Standard">Offshore wind turbines never generate noise.</text:p>
      <text:p text:style-name="Standard">Answer: False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, Arial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R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R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9:47:21.005847917</meta:creation-date>
    <dc:date>2023-08-20T21:00:03.427604821</dc:date>
    <meta:editing-duration>PT1H9M55S</meta:editing-duration>
    <meta:editing-cycles>2</meta:editing-cycles>
    <meta:generator>LibreOffice/7.5.1.2$MacOSX_X86_64 LibreOffice_project/fcbaee479e84c6cd81291587d2ee68cba099e129</meta:generator>
    <meta:document-statistic meta:table-count="0" meta:image-count="0" meta:object-count="0" meta:page-count="2" meta:paragraph-count="37" meta:word-count="445" meta:character-count="2914" meta:non-whitespace-character-count="2506"/>
  </office:meta>
</office:document-meta>
</file>